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g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makes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t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ortion</text:p>
          </table:table-cell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t sau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tard, d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yonnai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ld b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mbo lump blue cr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ad crumbs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7T23:34:42.603000000</meta:creation-date>
    <dc:date>2023-10-17T23:49:45.289000000</dc:date>
    <meta:editing-duration>PT15M5S</meta:editing-duration>
    <meta:editing-cycles>2</meta:editing-cycles>
    <meta:generator>LibreOffice/7.5.0.3$Windows_X86_64 LibreOffice_project/c21113d003cd3efa8c53188764377a8272d9d6de</meta:generator>
    <meta:document-statistic meta:table-count="1" meta:cell-count="34" meta:object-count="0"/>
  </office:meta>
</office:document-meta>
</file>